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un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umi per LS (/fb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v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_SO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rate_HO_SOI [kHz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M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ate_BMTF [kHz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MB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rate_MB1 [kHz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isolatedMB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rate_isolatedMB1 [kHz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isolatedMB1_withHO_SO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rate_isolatedMB1_withHO_SOI [kHz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unisolatedMB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rate_unisolatedMB1 [kHz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unisolatedMB1_withHO_SO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rate_unisolatedMB1_withHO_SOI [kHz]</text:p>
          </table:table-cell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38:35.085711076</meta:creation-date>
    <dc:date>2018-02-23T20:54:34.070562165</dc:date>
    <meta:editing-duration>PT4H5M48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